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ack Nerd Font Mono" svg:font-family="'Hack Nerd Font Mono'"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Roboto Slab" svg:font-family="'Roboto Slab'" style:font-adornments="Bold" style:font-pitch="variable"/>
    <style:font-face style:name="RobotoMedium" svg:font-family="RobotoMedium" style:font-adornments="Regular" style:font-pitch="variable"/>
    <style:font-face style:name="RobotoRegular" svg:font-family="RobotoRegular" style:font-pitch="variable"/>
  </office:font-face-decls>
  <office:automatic-styles>
    <style:style style:name="P1" style:family="paragraph" style:parent-style-name="Preformatted_20_Text">
      <style:paragraph-properties>
        <style:tab-stops>
          <style:tab-stop style:position="0.25in"/>
          <style:tab-stop style:position="0.5in"/>
          <style:tab-stop style:position="0.75in"/>
        </style:tab-stops>
      </style:paragraph-properties>
      <style:text-properties officeooo:rsid="00136c52" officeooo:paragraph-rsid="0019ab0a"/>
    </style:style>
    <style:style style:name="P2" style:family="paragraph" style:parent-style-name="Preformatted_20_Text">
      <style:paragraph-properties>
        <style:tab-stops>
          <style:tab-stop style:position="0.25in"/>
          <style:tab-stop style:position="0.5in"/>
          <style:tab-stop style:position="0.75in"/>
        </style:tab-stops>
      </style:paragraph-properties>
      <style:text-properties style:font-name="Hack Nerd Font Mono" fo:font-weight="normal" officeooo:paragraph-rsid="0019ab0a" style:font-weight-asian="normal" style:font-weight-complex="normal"/>
    </style:style>
    <style:style style:name="P3" style:family="paragraph" style:parent-style-name="Preformatted_20_Text">
      <style:paragraph-properties>
        <style:tab-stops>
          <style:tab-stop style:position="0.25in"/>
          <style:tab-stop style:position="0.5in"/>
          <style:tab-stop style:position="0.75in"/>
        </style:tab-stops>
      </style:paragraph-properties>
      <style:text-properties style:font-name="Hack Nerd Font Mono" fo:font-weight="normal" officeooo:rsid="00136c52" officeooo:paragraph-rsid="0019ab0a" style:font-weight-asian="normal" style:font-weight-complex="normal"/>
    </style:style>
    <style:style style:name="P4" style:family="paragraph" style:parent-style-name="Preformatted_20_Text">
      <style:paragraph-properties>
        <style:tab-stops>
          <style:tab-stop style:position="0.25in"/>
          <style:tab-stop style:position="0.5in"/>
          <style:tab-stop style:position="0.75in"/>
        </style:tab-stops>
      </style:paragraph-properties>
      <style:text-properties style:font-name="Hack Nerd Font Mono" fo:font-weight="normal" officeooo:rsid="007c28bb" officeooo:paragraph-rsid="007c28bb" style:font-weight-asian="normal" style:font-weight-complex="normal"/>
    </style:style>
    <style:style style:name="P5" style:family="paragraph" style:parent-style-name="Preformatted_20_Text">
      <style:paragraph-properties>
        <style:tab-stops>
          <style:tab-stop style:position="0.25in"/>
          <style:tab-stop style:position="0.5in"/>
          <style:tab-stop style:position="0.75in"/>
        </style:tab-stops>
      </style:paragraph-properties>
      <style:text-properties style:font-name="Hack Nerd Font Mono" fo:font-weight="normal" officeooo:rsid="004aa122" officeooo:paragraph-rsid="004aa122" style:font-weight-asian="normal" style:font-weight-complex="normal"/>
    </style:style>
    <style:style style:name="P6" style:family="paragraph" style:parent-style-name="Preformatted_20_Text">
      <style:text-properties officeooo:paragraph-rsid="007fd480"/>
    </style:style>
    <style:style style:name="P7" style:family="paragraph" style:parent-style-name="Text_20_body">
      <style:text-properties officeooo:paragraph-rsid="006b7948"/>
    </style:style>
    <style:style style:name="P8" style:family="paragraph" style:parent-style-name="Text_20_body">
      <style:text-properties officeooo:rsid="008e1f97" officeooo:paragraph-rsid="00b8ec09"/>
    </style:style>
    <style:style style:name="P9" style:family="paragraph" style:parent-style-name="Text_20_body">
      <style:text-properties officeooo:rsid="008e1f97" officeooo:paragraph-rsid="00ba731b"/>
    </style:style>
    <style:style style:name="P10" style:family="paragraph" style:parent-style-name="Text_20_body">
      <style:text-properties officeooo:rsid="00a50430" officeooo:paragraph-rsid="00c7b501"/>
    </style:style>
    <style:style style:name="P11" style:family="paragraph" style:parent-style-name="Text_20_body">
      <style:text-properties officeooo:rsid="00a50430" officeooo:paragraph-rsid="00c8714e"/>
    </style:style>
    <style:style style:name="P12" style:family="paragraph" style:parent-style-name="Text_20_body">
      <style:text-properties officeooo:rsid="00a50430" officeooo:paragraph-rsid="00bc8697"/>
    </style:style>
    <style:style style:name="P13" style:family="paragraph" style:parent-style-name="Text_20_body">
      <style:text-properties officeooo:rsid="00d79ffe" officeooo:paragraph-rsid="00d79ffe"/>
    </style:style>
    <style:style style:name="P14" style:family="paragraph" style:parent-style-name="Text_20_body">
      <style:text-properties officeooo:rsid="00d82f61" officeooo:paragraph-rsid="00d82f61"/>
    </style:style>
    <style:style style:name="P15" style:family="paragraph" style:parent-style-name="Subtitle">
      <style:text-properties officeooo:paragraph-rsid="0025c9d6"/>
    </style:style>
    <style:style style:name="P16" style:family="paragraph" style:parent-style-name="Text_20_body">
      <style:text-properties officeooo:rsid="00afdf7b" officeooo:paragraph-rsid="00afdf7b"/>
    </style:style>
    <style:style style:name="P17" style:family="paragraph" style:parent-style-name="Text_20_body">
      <style:text-properties officeooo:rsid="00d61863" officeooo:paragraph-rsid="00d61863"/>
    </style:style>
    <style:style style:name="P18" style:family="paragraph" style:parent-style-name="Text_20_body">
      <style:text-properties officeooo:paragraph-rsid="0104f8ad"/>
    </style:style>
    <style:style style:name="P19" style:family="paragraph" style:parent-style-name="Text_20_body">
      <style:text-properties officeooo:paragraph-rsid="00c97338"/>
    </style:style>
    <style:style style:name="P20" style:family="paragraph" style:parent-style-name="Text_20_body">
      <style:text-properties officeooo:rsid="00caa735" officeooo:paragraph-rsid="00d79ffe"/>
    </style:style>
    <style:style style:name="P21" style:family="paragraph" style:parent-style-name="Text_20_body">
      <style:text-properties officeooo:rsid="01873f00" officeooo:paragraph-rsid="01a8435d"/>
    </style:style>
    <style:style style:name="P22" style:family="paragraph" style:parent-style-name="Text_20_body">
      <style:text-properties officeooo:paragraph-rsid="013a4eeb"/>
    </style:style>
    <style:style style:name="P23" style:family="paragraph" style:parent-style-name="Text_20_body">
      <style:text-properties officeooo:rsid="01a994ed" officeooo:paragraph-rsid="01a994ed"/>
    </style:style>
    <style:style style:name="P24" style:family="paragraph" style:parent-style-name="Heading_20_1">
      <style:paragraph-properties fo:break-before="column"/>
    </style:style>
    <style:style style:name="P25" style:family="paragraph" style:parent-style-name="Heading_20_1">
      <style:text-properties officeooo:rsid="01272bd6" officeooo:paragraph-rsid="01272bd6"/>
    </style:style>
    <style:style style:name="P26" style:family="paragraph" style:parent-style-name="Heading_20_2">
      <style:text-properties officeooo:paragraph-rsid="010983b1"/>
    </style:style>
    <style:style style:name="P27" style:family="paragraph" style:parent-style-name="Heading_20_2">
      <style:text-properties officeooo:paragraph-rsid="019ad722"/>
    </style:style>
    <style:style style:name="P28" style:family="paragraph" style:parent-style-name="Heading_20_2">
      <style:paragraph-properties fo:margin-top="0in" fo:margin-bottom="0.0799in" style:contextual-spacing="false" fo:break-before="column"/>
      <style:text-properties officeooo:paragraph-rsid="019ad722"/>
    </style:style>
    <style:style style:name="P29" style:family="paragraph" style:parent-style-name="Heading_20_2">
      <style:text-properties officeooo:rsid="0131a084" officeooo:paragraph-rsid="0131a084"/>
    </style:style>
    <style:style style:name="P30" style:family="paragraph" style:parent-style-name="Heading_20_2">
      <style:text-properties officeooo:rsid="016e05fb" officeooo:paragraph-rsid="016e05fb"/>
    </style:style>
    <style:style style:name="T1" style:family="text">
      <style:text-properties fo:font-weight="bold" style:font-weight-asian="bold" style:font-weight-complex="bold"/>
    </style:style>
    <style:style style:name="T2" style:family="text">
      <style:text-properties fo:font-weight="bold" officeooo:rsid="00f194e3" style:font-weight-asian="bold" style:font-weight-complex="bold"/>
    </style:style>
    <style:style style:name="T3" style:family="text">
      <style:text-properties fo:font-weight="bold" officeooo:rsid="016ebc3d" style:font-weight-asian="bold" style:font-weight-complex="bold"/>
    </style:style>
    <style:style style:name="T4" style:family="text">
      <style:text-properties fo:font-weight="bold" officeooo:rsid="016f36d5" style:font-weight-asian="bold" style:font-weight-complex="bold"/>
    </style:style>
    <style:style style:name="T5" style:family="text">
      <style:text-properties officeooo:rsid="00156376"/>
    </style:style>
    <style:style style:name="T6" style:family="text">
      <style:text-properties officeooo:rsid="0015c858"/>
    </style:style>
    <style:style style:name="T7" style:family="text">
      <style:text-properties officeooo:rsid="0017203e"/>
    </style:style>
    <style:style style:name="T8" style:family="text">
      <style:text-properties officeooo:rsid="00183b9d"/>
    </style:style>
    <style:style style:name="T9" style:family="text">
      <style:text-properties officeooo:rsid="00199f58"/>
    </style:style>
    <style:style style:name="T10" style:family="text">
      <style:text-properties officeooo:rsid="0019ab0a"/>
    </style:style>
    <style:style style:name="T11" style:family="text">
      <style:text-properties officeooo:rsid="00136c52"/>
    </style:style>
    <style:style style:name="T12" style:family="text">
      <style:text-properties officeooo:rsid="001acca1"/>
    </style:style>
    <style:style style:name="T13" style:family="text">
      <style:text-properties officeooo:rsid="001b3030"/>
    </style:style>
    <style:style style:name="T14" style:family="text">
      <style:text-properties officeooo:rsid="00212ae2"/>
    </style:style>
    <style:style style:name="T15" style:family="text">
      <style:text-properties officeooo:rsid="00230785"/>
    </style:style>
    <style:style style:name="T16" style:family="text">
      <style:text-properties officeooo:rsid="0023f097"/>
    </style:style>
    <style:style style:name="T17" style:family="text">
      <style:text-properties officeooo:rsid="0027bc65"/>
    </style:style>
    <style:style style:name="T18" style:family="text">
      <style:text-properties fo:font-weight="normal" style:font-weight-asian="normal" style:font-weight-complex="normal"/>
    </style:style>
    <style:style style:name="T19" style:family="text">
      <style:text-properties fo:font-weight="normal" officeooo:rsid="0053970a" style:font-weight-asian="normal" style:font-weight-complex="normal"/>
    </style:style>
    <style:style style:name="T20" style:family="text">
      <style:text-properties fo:font-weight="normal" officeooo:rsid="006568e3" style:font-weight-asian="normal" style:font-weight-complex="normal"/>
    </style:style>
    <style:style style:name="T21" style:family="text">
      <style:text-properties fo:font-weight="normal" officeooo:rsid="0066c62b" style:font-weight-asian="normal" style:font-weight-complex="normal"/>
    </style:style>
    <style:style style:name="T22" style:family="text">
      <style:text-properties fo:font-weight="normal" officeooo:rsid="007a71f2" style:font-weight-asian="normal" style:font-weight-complex="normal"/>
    </style:style>
    <style:style style:name="T23" style:family="text">
      <style:text-properties fo:font-weight="normal" officeooo:rsid="0081e81c" style:font-weight-asian="normal" style:font-weight-complex="normal"/>
    </style:style>
    <style:style style:name="T24" style:family="text">
      <style:text-properties fo:font-weight="normal" officeooo:rsid="004f3b1b" style:font-weight-asian="normal" style:font-weight-complex="normal"/>
    </style:style>
    <style:style style:name="T25" style:family="text">
      <style:text-properties fo:font-weight="normal" officeooo:rsid="00f36dad" style:font-weight-asian="normal" style:font-weight-complex="normal"/>
    </style:style>
    <style:style style:name="T26" style:family="text">
      <style:text-properties fo:font-weight="normal" officeooo:rsid="0024fa64" style:font-weight-asian="normal" style:font-weight-complex="normal"/>
    </style:style>
    <style:style style:name="T27" style:family="text">
      <style:text-properties fo:font-weight="normal" officeooo:rsid="004f2f98" style:font-weight-asian="normal" style:font-weight-complex="normal"/>
    </style:style>
    <style:style style:name="T28" style:family="text">
      <style:text-properties fo:font-weight="normal" officeooo:rsid="00efdf57" style:font-weight-asian="normal" style:font-weight-complex="normal"/>
    </style:style>
    <style:style style:name="T29" style:family="text">
      <style:text-properties fo:font-weight="normal" officeooo:rsid="01432fc9" style:font-weight-asian="normal" style:font-weight-complex="normal"/>
    </style:style>
    <style:style style:name="T30" style:family="text">
      <style:text-properties fo:font-weight="normal" officeooo:rsid="01721eb5" style:font-weight-asian="normal" style:font-weight-complex="normal"/>
    </style:style>
    <style:style style:name="T31" style:family="text">
      <style:text-properties fo:font-weight="normal" officeooo:rsid="0172d120" style:font-weight-asian="normal" style:font-weight-complex="normal"/>
    </style:style>
    <style:style style:name="T32" style:family="text">
      <style:text-properties fo:font-weight="normal" officeooo:rsid="01740fcd" style:font-weight-asian="normal" style:font-weight-complex="normal"/>
    </style:style>
    <style:style style:name="T33" style:family="text">
      <style:text-properties style:font-name="Hack Nerd Font Mono" fo:font-weight="normal" style:font-weight-asian="normal" style:font-weight-complex="normal"/>
    </style:style>
    <style:style style:name="T34" style:family="text">
      <style:text-properties style:font-name="Hack Nerd Font Mono" fo:font-weight="normal" officeooo:rsid="0015c858" style:font-weight-asian="normal" style:font-weight-complex="normal"/>
    </style:style>
    <style:style style:name="T35" style:family="text">
      <style:text-properties style:font-name="Hack Nerd Font Mono" officeooo:rsid="0035b85e"/>
    </style:style>
    <style:style style:name="T36" style:family="text">
      <style:text-properties style:font-name="Hack Nerd Font Mono" officeooo:rsid="0035cbfb"/>
    </style:style>
    <style:style style:name="T37" style:family="text">
      <style:text-properties style:font-name="Hack Nerd Font Mono" officeooo:rsid="0035b85e" fo:background-color="transparent" loext:char-shading-value="0"/>
    </style:style>
    <style:style style:name="T38" style:family="text">
      <style:text-properties style:font-name="Hack Nerd Font Mono" officeooo:rsid="0035cbfb" fo:background-color="transparent" loext:char-shading-value="0"/>
    </style:style>
    <style:style style:name="T39" style:family="text">
      <style:text-properties style:font-name="Hack Nerd Font Mono" officeooo:rsid="0138daac"/>
    </style:style>
    <style:style style:name="T40" style:family="text">
      <style:text-properties style:font-name="Hack Nerd Font Mono" officeooo:rsid="013a4eeb"/>
    </style:style>
    <style:style style:name="T41" style:family="text">
      <style:text-properties officeooo:rsid="002e55d1"/>
    </style:style>
    <style:style style:name="T42" style:family="text">
      <style:text-properties officeooo:rsid="00304c90"/>
    </style:style>
    <style:style style:name="T43" style:family="text">
      <style:text-properties officeooo:rsid="0035b85e"/>
    </style:style>
    <style:style style:name="T44" style:family="text">
      <style:text-properties officeooo:rsid="0035cbfb"/>
    </style:style>
    <style:style style:name="T45" style:family="text">
      <style:text-properties officeooo:rsid="00372b37"/>
    </style:style>
    <style:style style:name="T46" style:family="text">
      <style:text-properties officeooo:rsid="00382479"/>
    </style:style>
    <style:style style:name="T47" style:family="text">
      <style:text-properties officeooo:rsid="003efb1f"/>
    </style:style>
    <style:style style:name="T48" style:family="text">
      <style:text-properties officeooo:rsid="0041ade9"/>
    </style:style>
    <style:style style:name="T49" style:family="text">
      <style:text-properties officeooo:rsid="004aa122"/>
    </style:style>
    <style:style style:name="T50" style:family="text">
      <style:text-properties officeooo:rsid="004f2f98"/>
    </style:style>
    <style:style style:name="T51" style:family="text">
      <style:text-properties officeooo:rsid="00534f25"/>
    </style:style>
    <style:style style:name="T52" style:family="text">
      <style:text-properties officeooo:rsid="0053970a"/>
    </style:style>
    <style:style style:name="T53" style:family="text">
      <style:text-properties officeooo:rsid="0056a005"/>
    </style:style>
    <style:style style:name="T54" style:family="text">
      <style:text-properties officeooo:rsid="005baf0a"/>
    </style:style>
    <style:style style:name="T55" style:family="text">
      <style:text-properties officeooo:rsid="005bfdb2"/>
    </style:style>
    <style:style style:name="T56" style:family="text">
      <style:text-properties officeooo:rsid="005e0f95"/>
    </style:style>
    <style:style style:name="T57" style:family="text">
      <style:text-properties officeooo:rsid="005e8540"/>
    </style:style>
    <style:style style:name="T58" style:family="text">
      <style:text-properties officeooo:rsid="00608d68"/>
    </style:style>
    <style:style style:name="T59" style:family="text">
      <style:text-properties officeooo:rsid="00680a29"/>
    </style:style>
    <style:style style:name="T60" style:family="text">
      <style:text-properties officeooo:rsid="0069de25"/>
    </style:style>
    <style:style style:name="T61" style:family="text">
      <style:text-properties officeooo:rsid="00711100"/>
    </style:style>
    <style:style style:name="T62" style:family="text">
      <style:text-properties officeooo:rsid="0071d1ca"/>
    </style:style>
    <style:style style:name="T63" style:family="text">
      <style:text-properties fo:color="#0101a1" loext:opacity="100%" style:text-underline-style="none" fo:font-weight="bold"/>
    </style:style>
    <style:style style:name="T64" style:family="text">
      <style:text-properties fo:color="#0101a1" loext:opacity="100%" style:text-underline-style="none" fo:font-weight="normal" style:font-weight-asian="normal" style:font-weight-complex="normal"/>
    </style:style>
    <style:style style:name="T65" style:family="text">
      <style:text-properties fo:color="#0101a1" loext:opacity="100%" style:text-underline-style="solid" style:text-underline-width="auto" style:text-underline-color="font-color" fo:font-weight="normal" style:font-weight-asian="normal" style:font-weight-complex="normal"/>
    </style:style>
    <style:style style:name="T66" style:family="text">
      <style:text-properties officeooo:rsid="007c28bb"/>
    </style:style>
    <style:style style:name="T67" style:family="text">
      <style:text-properties officeooo:rsid="008edd47"/>
    </style:style>
    <style:style style:name="T68" style:family="text">
      <style:text-properties officeooo:rsid="009d32bb"/>
    </style:style>
    <style:style style:name="T69" style:family="text">
      <style:text-properties officeooo:rsid="009f4445"/>
    </style:style>
    <style:style style:name="T70" style:family="text">
      <style:text-properties officeooo:rsid="00a0b6ba"/>
    </style:style>
    <style:style style:name="T71" style:family="text">
      <style:text-properties officeooo:rsid="00af0ce4"/>
    </style:style>
    <style:style style:name="T72" style:family="text">
      <style:text-properties officeooo:rsid="00b1d369"/>
    </style:style>
    <style:style style:name="T73" style:family="text">
      <style:text-properties officeooo:rsid="00b3fd72"/>
    </style:style>
    <style:style style:name="T74" style:family="text">
      <style:text-properties officeooo:rsid="00b8ec09"/>
    </style:style>
    <style:style style:name="T75" style:family="text">
      <style:text-properties officeooo:rsid="00bb7ccb"/>
    </style:style>
    <style:style style:name="T76" style:family="text">
      <style:text-properties officeooo:rsid="00bc8697"/>
    </style:style>
    <style:style style:name="T77" style:family="text">
      <style:text-properties officeooo:rsid="00be1647"/>
    </style:style>
    <style:style style:name="T78" style:family="text">
      <style:text-properties officeooo:rsid="00bf7eed"/>
    </style:style>
    <style:style style:name="T79" style:family="text">
      <style:text-properties officeooo:rsid="00c10f6b"/>
    </style:style>
    <style:style style:name="T80" style:family="text">
      <style:text-properties officeooo:rsid="00c29fd6"/>
    </style:style>
    <style:style style:name="T81" style:family="text">
      <style:text-properties officeooo:rsid="00c428f4"/>
    </style:style>
    <style:style style:name="T82" style:family="text">
      <style:text-properties officeooo:rsid="00c7b501"/>
    </style:style>
    <style:style style:name="T83" style:family="text">
      <style:text-properties officeooo:rsid="00c941db"/>
    </style:style>
    <style:style style:name="T84" style:family="text">
      <style:text-properties officeooo:rsid="00caa735"/>
    </style:style>
    <style:style style:name="T85" style:family="text">
      <style:text-properties officeooo:rsid="00cbff3b"/>
    </style:style>
    <style:style style:name="T86" style:family="text">
      <style:text-properties officeooo:rsid="00cfa5f8"/>
    </style:style>
    <style:style style:name="T87" style:family="text">
      <style:text-properties officeooo:rsid="00d421dd"/>
    </style:style>
    <style:style style:name="T88" style:family="text">
      <style:text-properties officeooo:rsid="00d79ffe"/>
    </style:style>
    <style:style style:name="T89" style:family="text">
      <style:text-properties officeooo:rsid="00dc3920"/>
    </style:style>
    <style:style style:name="T90" style:family="text">
      <style:text-properties officeooo:rsid="00dcc23f"/>
    </style:style>
    <style:style style:name="T91" style:family="text">
      <style:text-properties officeooo:rsid="00dd2762"/>
    </style:style>
    <style:style style:name="T92" style:family="text">
      <style:text-properties officeooo:rsid="00e2a3d8"/>
    </style:style>
    <style:style style:name="T93" style:family="text">
      <style:text-properties officeooo:rsid="00e47fd5"/>
    </style:style>
    <style:style style:name="T94" style:family="text">
      <style:text-properties officeooo:rsid="00ea893d"/>
    </style:style>
    <style:style style:name="T95" style:family="text">
      <style:text-properties officeooo:rsid="00eec6a5"/>
    </style:style>
    <style:style style:name="T96" style:family="text">
      <style:text-properties officeooo:rsid="00ef9622"/>
    </style:style>
    <style:style style:name="T97" style:family="text">
      <style:text-properties officeooo:rsid="00efdf57"/>
    </style:style>
    <style:style style:name="T98" style:family="text">
      <style:text-properties officeooo:rsid="00f1e15d"/>
    </style:style>
    <style:style style:name="T99" style:family="text">
      <style:text-properties officeooo:rsid="00f44048"/>
    </style:style>
    <style:style style:name="T100" style:family="text">
      <style:text-properties officeooo:rsid="00f8d350"/>
    </style:style>
    <style:style style:name="T101" style:family="text">
      <style:text-properties officeooo:rsid="00fc72c9"/>
    </style:style>
    <style:style style:name="T102" style:family="text">
      <style:text-properties officeooo:rsid="00fd28b2"/>
    </style:style>
    <style:style style:name="T103" style:family="text">
      <style:text-properties officeooo:rsid="00fd4466"/>
    </style:style>
    <style:style style:name="T104" style:family="text">
      <style:text-properties officeooo:rsid="00fd757e"/>
    </style:style>
    <style:style style:name="T105" style:family="text">
      <style:text-properties officeooo:rsid="00ff92d8"/>
    </style:style>
    <style:style style:name="T106" style:family="text">
      <style:text-properties officeooo:rsid="0100dc25"/>
    </style:style>
    <style:style style:name="T107" style:family="text">
      <style:text-properties officeooo:rsid="0102482f"/>
    </style:style>
    <style:style style:name="T108" style:family="text">
      <style:text-properties officeooo:rsid="0104f8ad"/>
    </style:style>
    <style:style style:name="T109" style:family="text">
      <style:text-properties officeooo:rsid="0106c405"/>
    </style:style>
    <style:style style:name="T110" style:family="text">
      <style:text-properties officeooo:rsid="0113cfa7"/>
    </style:style>
    <style:style style:name="T111" style:family="text">
      <style:text-properties officeooo:rsid="0115d4d5"/>
    </style:style>
    <style:style style:name="T112" style:family="text">
      <style:text-properties officeooo:rsid="011633ec"/>
    </style:style>
    <style:style style:name="T113" style:family="text">
      <style:text-properties officeooo:rsid="0117f2c3"/>
    </style:style>
    <style:style style:name="T114" style:family="text">
      <style:text-properties officeooo:rsid="0119e9fd"/>
    </style:style>
    <style:style style:name="T115" style:family="text">
      <style:text-properties officeooo:rsid="011ae2f6"/>
    </style:style>
    <style:style style:name="T116" style:family="text">
      <style:text-properties officeooo:rsid="011e8354"/>
    </style:style>
    <style:style style:name="T117" style:family="text">
      <style:text-properties officeooo:rsid="01285942"/>
    </style:style>
    <style:style style:name="T118" style:family="text">
      <style:text-properties officeooo:rsid="01354b8e"/>
    </style:style>
    <style:style style:name="T119" style:family="text">
      <style:text-properties officeooo:rsid="01359331"/>
    </style:style>
    <style:style style:name="T120" style:family="text">
      <style:text-properties officeooo:rsid="0135cade"/>
    </style:style>
    <style:style style:name="T121" style:family="text">
      <style:text-properties officeooo:rsid="01365caf"/>
    </style:style>
    <style:style style:name="T122" style:family="text">
      <style:text-properties officeooo:rsid="0138daac"/>
    </style:style>
    <style:style style:name="T123" style:family="text">
      <style:text-properties officeooo:rsid="01399c8b"/>
    </style:style>
    <style:style style:name="T124" style:family="text">
      <style:text-properties officeooo:rsid="013a4eeb"/>
    </style:style>
    <style:style style:name="T125" style:family="text">
      <style:text-properties style:font-name="RobotoRegular" officeooo:rsid="013a4eeb"/>
    </style:style>
    <style:style style:name="T126" style:family="text">
      <style:text-properties style:font-name="RobotoRegular" officeooo:rsid="01365caf"/>
    </style:style>
    <style:style style:name="T127" style:family="text">
      <style:text-properties style:font-name="RobotoRegular" officeooo:rsid="0138daac"/>
    </style:style>
    <style:style style:name="T128" style:family="text">
      <style:text-properties officeooo:rsid="013aba2a"/>
    </style:style>
    <style:style style:name="T129" style:family="text">
      <style:text-properties officeooo:rsid="013d0770"/>
    </style:style>
    <style:style style:name="T130" style:family="text">
      <style:text-properties officeooo:rsid="0142fc9e"/>
    </style:style>
    <style:style style:name="T131" style:family="text">
      <style:text-properties officeooo:rsid="0144ffce"/>
    </style:style>
    <style:style style:name="T132" style:family="text">
      <style:text-properties officeooo:rsid="01474dbc"/>
    </style:style>
    <style:style style:name="T133" style:family="text">
      <style:text-properties officeooo:rsid="01492325"/>
    </style:style>
    <style:style style:name="T134" style:family="text">
      <style:text-properties officeooo:rsid="014fe3f5"/>
    </style:style>
    <style:style style:name="T135" style:family="text">
      <style:text-properties officeooo:rsid="01512760"/>
    </style:style>
    <style:style style:name="T136" style:family="text">
      <style:text-properties officeooo:rsid="0156113a"/>
    </style:style>
    <style:style style:name="T137" style:family="text">
      <style:text-properties officeooo:rsid="015804d8"/>
    </style:style>
    <style:style style:name="T138" style:family="text">
      <style:text-properties officeooo:rsid="0161f60c"/>
    </style:style>
    <style:style style:name="T139" style:family="text">
      <style:text-properties officeooo:rsid="0049fbfc"/>
    </style:style>
    <style:style style:name="T140" style:family="text">
      <style:text-properties officeooo:rsid="0166913f"/>
    </style:style>
    <style:style style:name="T141" style:family="text">
      <style:text-properties officeooo:rsid="01684665"/>
    </style:style>
    <style:style style:name="T142" style:family="text">
      <style:text-properties officeooo:rsid="016cd678"/>
    </style:style>
    <style:style style:name="T143" style:family="text">
      <style:text-properties officeooo:rsid="01711740"/>
    </style:style>
    <style:style style:name="T144" style:family="text">
      <style:text-properties officeooo:rsid="01758d48"/>
    </style:style>
    <style:style style:name="T145" style:family="text">
      <style:text-properties officeooo:rsid="017792ae"/>
    </style:style>
    <style:style style:name="T146" style:family="text">
      <style:text-properties officeooo:rsid="00c97338"/>
    </style:style>
    <style:style style:name="T147" style:family="text">
      <style:text-properties officeooo:rsid="017eb52e"/>
    </style:style>
    <style:style style:name="T148" style:family="text">
      <style:text-properties officeooo:rsid="017fe580"/>
    </style:style>
    <style:style style:name="T149" style:family="text">
      <style:text-properties officeooo:rsid="0180d95f"/>
    </style:style>
    <style:style style:name="T150" style:family="text">
      <style:text-properties officeooo:rsid="0181e8a1"/>
    </style:style>
    <style:style style:name="T151" style:family="text">
      <style:text-properties officeooo:rsid="018375b0"/>
    </style:style>
    <style:style style:name="T152" style:family="text">
      <style:text-properties officeooo:rsid="01848291"/>
    </style:style>
    <style:style style:name="T153" style:family="text">
      <style:text-properties officeooo:rsid="0185e284"/>
    </style:style>
    <style:style style:name="T154" style:family="text">
      <style:text-properties officeooo:rsid="0186b785"/>
    </style:style>
    <style:style style:name="T155" style:family="text">
      <style:text-properties officeooo:rsid="018a1325"/>
    </style:style>
    <style:style style:name="T156" style:family="text">
      <style:text-properties officeooo:rsid="01a57de1"/>
    </style:style>
    <style:style style:name="T157" style:family="text">
      <style:text-properties officeooo:rsid="01a7544c"/>
    </style:style>
    <style:style style:name="T158" style:family="text">
      <style:text-properties officeooo:rsid="01a8435d"/>
    </style:style>
    <style:style style:name="T159" style:family="text">
      <style:text-properties officeooo:rsid="01ab22a9"/>
    </style:style>
    <style:style style:name="fr1" style:family="graphic" style:parent-style-name="Frame">
      <style:graphic-properties style:wrap="none" style:vertical-pos="from-top" style:horizontal-pos="left" style:horizontal-rel="paragraph" draw:wrap-influence-on-position="once-concurrent" loext:allow-overlap="true"/>
    </style:style>
    <style:style style:name="fr2" style:family="graphic" style:parent-style-name="Frame">
      <style:graphic-properties style:wrap="none" style:vertical-pos="middle" style:vertical-rel="baseline" style:horizontal-pos="left" style:horizontal-rel="paragraph" draw:wrap-influence-on-position="once-concurrent" loext:allow-overlap="true"/>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p text:style-name="Title">The CZ# Image Formats</text:p>
        <text:p text:style-name="P15">Specification <text:span text:style-name="T1">Version 0.</text:span><text:span text:style-name="T2">3</text:span><text:span text:style-name="T18"> </text:span><text:span text:style-name="T26">— </text:span><text:span text:style-name="T94">Ju</text:span><text:span text:style-name="T98">ly</text:span><text:span text:style-name="T94"> </text:span><text:span text:style-name="T155">16</text:span><text:span text:style-name="T94">,</text:span><text:span text:style-name="T17"> 2024</text:span></text:p>
        <text:p text:style-name="Horizontal_20_Line"/>
        <text:p text:style-name="Text_20_body"><text:span text:style-name="T19">The key words "MUST", "MUST NOT", "REQUIRED", "SHALL", "SHALL </text:span>NOT", "SHOULD", "SHOULD NOT", "RECOMMENDED", <text:s/>"MAY", and "OPTIONAL" in this document are to be interpreted as described in <text:span text:style-name="T106">IETF</text:span> <text:a xlink:type="simple" xlink:href="https://datatracker.ietf.org/doc/html/rfc2119" text:style-name="Internet_20_link" text:visited-style-name="Visited_20_Internet_20_Link"><text:span text:style-name="T100">RFC2119</text:span></text:a>.</text:p>
        <text:p text:style-name="Text_20_body"><text:span text:style-name="T50">The </text:span><text:span text:style-name="T27">CZ#</text:span><text:span text:style-name="T29"> family of</text:span><text:span text:style-name="T27"> </text:span><text:span text:style-name="T50">image formats (CZ0, CZ1, CZ2, CZ3, CZ4, </text:span><text:span text:style-name="T52">and CZ5</text:span><text:span text:style-name="T50">) are used in the </text:span><text:span text:style-name="T27">LUCA System</text:span><text:span text:style-name="T50"> </text:span><text:span text:style-name="T51">visual novel</text:span><text:span text:style-name="T50"> engine developed by </text:span><text:a xlink:type="simple" xlink:href="https://www.prot.co.jp/" office:target-frame-name="_blank" xlink:show="new" text:style-name="Internet_20_link" text:visited-style-name="Visited_20_Internet_20_Link"><text:span text:style-name="T65">Prototype Ltd</text:span><text:span text:style-name="T64">.</text:span></text:a><text:span text:style-name="T63"> </text:span><text:span text:style-name="T24">Th</text:span><text:span text:style-name="T23">ese </text:span><text:span text:style-name="T24">image formats </text:span><text:span text:style-name="T31">can be used </text:span><text:span text:style-name="T32">for</text:span><text:span text:style-name="T24"> storing lossless compressed and uncompressed pixel data over a wide range of bit depths and with accompanying metadata </text:span><text:span text:style-name="T19">useful for a visual novel. All</text:span><text:span text:style-name="T20"> </text:span><text:span text:style-name="T21">bytes</text:span><text:span text:style-name="T19"> in CZ# files </text:span><text:span text:style-name="T25">MUST be </text:span><text:span text:style-name="T22">stored</text:span><text:span text:style-name="T19"> in little-endian format.</text:span></text:p>
      </text:section>
      <text:section text:style-name="Sect1" text:name="Common">
        <text:h text:style-name="Heading_20_1" text:outline-level="1">Header</text:h>
        <text:section text:style-name="Sect2" text:name="Common Info">
          <text:h text:style-name="Heading_20_2" text:outline-level="2"><text:span text:style-name="T136">Block 1</text:span> — <text:span text:style-name="T141">Basic</text:span><text:span text:style-name="T140"> Header</text:span></text:h>
          <text:p text:style-name="Text_20_body"><text:span text:style-name="T13">All</text:span><text:span text:style-name="T12"> </text:span>CZ<text:span text:style-name="T12">#</text:span> file<text:span text:style-name="T13">s</text:span> <text:span text:style-name="T28">MUST</text:span><text:span text:style-name="T97"> begin</text:span><text:span text:style-name="T58"> with </text:span><text:span text:style-name="T138">this</text:span> header <text:span text:style-name="T57">block. </text:span><text:span text:style-name="T9">The header </text:span><text:span text:style-name="T14">contains</text:span><text:span text:style-name="T9"> </text:span><text:span text:style-name="T15">information about </text:span><text:span text:style-name="T9">basic </text:span><text:span text:style-name="T15">parameters of </text:span><text:span text:style-name="T9">the image, such as </text:span><text:span text:style-name="T95">the bitmap</text:span><text:span text:style-name="T16"> dimensions</text:span><text:span text:style-name="T9">. </text:span>The common <text:span text:style-name="T41">part of the </text:span>header is as follows:</text:p>
          <text:p text:style-name="Text_20_body"><draw:frame draw:style-name="fr2" draw:name="Frame1" text:anchor-type="as-char" svg:width="3.2091in" draw:z-index="0"><draw:text-box fo:min-height="0.6811in"><text:p text:style-name="P2"><text:span text:style-name="T55">C</text:span><text:span text:style-name="T7">ommon</text:span><text:span text:style-name="T55">H</text:span><text:span text:style-name="T11">eader {</text:span></text:p><text:p text:style-name="P3"><text:tab/>magic: [char; 4], <text:tab/>// magic bytes, <text:span text:style-name="T145">ex. “</text:span>CZ0<text:span text:style-name="T5">\0”</text:span></text:p><text:p text:style-name="P3"><text:tab/>header_length: u8, <text:tab/>// <text:span text:style-name="T6">header length in bytes</text:span></text:p><text:p text:style-name="P3"/><text:p text:style-name="P3"><text:tab/>width: u16,<text:tab/><text:tab/>// <text:span text:style-name="T6">image width in pixels</text:span></text:p><text:p text:style-name="P3"><text:tab/>height: u16,<text:tab/><text:tab/>// <text:span text:style-name="T6">image height in pixels</text:span></text:p><text:p text:style-name="P1"><text:span text:style-name="T33"><text:tab/>bit_depth: u16,<text:tab/>// </text:span><text:span text:style-name="T34">bit depth (</text:span><text:a xlink:type="simple" xlink:href="https://en.wikipedia.org/wiki/Color_depth" text:style-name="Internet_20_link" text:visited-style-name="Visited_20_Internet_20_Link"><text:span text:style-name="T34">BPP</text:span></text:a><text:span text:style-name="T34">)</text:span></text:p><text:p text:style-name="P3"><text:tab/><text:span text:style-name="T8">unknown</text:span>: u8,<text:tab/><text:tab/>// <text:span text:style-name="T6">unknown purpose, </text:span><text:span text:style-name="T107">often 3</text:span></text:p><text:p text:style-name="P3">}</text:p></draw:text-box></draw:frame></text:p>
          <text:p text:style-name="Text_20_body"><text:span text:style-name="T9">This </text:span><text:span text:style-name="T43">common header </text:span><text:span text:style-name="T96">MAY be</text:span><text:span text:style-name="T43"> </text:span><text:span text:style-name="T9">followed by </text:span><text:span text:style-name="T99">an</text:span><text:span text:style-name="T9"> extended header, which contains metadata such as crop</text:span><text:span text:style-name="T42">ping</text:span><text:span text:style-name="T9"> parameters </text:span><text:span text:style-name="T10">and positioning on the screen. </text:span><text:span text:style-name="T99">This</text:span><text:span text:style-name="T43"> part of the header exists if the </text:span><text:span text:style-name="T37">header</text:span><text:span text:style-name="T38">_</text:span><text:span text:style-name="T37">length</text:span><text:span text:style-name="T43"> value is </text:span><text:span text:style-name="T44">greater than 15 </text:span><text:span text:style-name="T131">bytes</text:span><text:span text:style-name="T44">, </text:span><text:span text:style-name="T71">with the exception of the CZ2 format</text:span><text:span text:style-name="T44">. </text:span><text:span text:style-name="T108">An example of </text:span><text:span text:style-name="T109">t</text:span><text:span text:style-name="T45">he extended header is as follows:</text:span></text:p>
          <text:p text:style-name="Text_20_body"><draw:frame draw:style-name="fr2" draw:name="Frame2" text:anchor-type="as-char" svg:width="3.2091in" draw:z-index="2"><draw:text-box fo:min-height="0.6811in"><text:p text:style-name="Preformatted_20_Text"><text:span text:style-name="T55">E</text:span><text:span text:style-name="T45">xtended</text:span><text:span text:style-name="T55">H</text:span><text:span text:style-name="T11">eader {</text:span></text:p><text:p text:style-name="Preformatted_20_Text"><text:tab/><text:span text:style-name="T46">unknown: [u8; 5], <text:tab/>// </text:span><text:span text:style-name="T116">Set to 0</text:span></text:p><text:p text:style-name="Preformatted_20_Text"><text:tab/></text:p><text:p text:style-name="Preformatted_20_Text"><text:tab/>crop_width: u16,<text:tab/><text:tab/>// <text:span text:style-name="T47">width of image crop</text:span></text:p><text:p text:style-name="Preformatted_20_Text"><text:tab/>crop_height: u16,<text:tab/><text:tab/>// <text:span text:style-name="T47">height of image crop</text:span></text:p><text:p text:style-name="Preformatted_20_Text"/><text:p text:style-name="Preformatted_20_Text"><text:tab/>bounds_width: u16,<text:tab/>// <text:span text:style-name="T47">width of crop bounds</text:span></text:p><text:p text:style-name="Preformatted_20_Text"><text:tab/>bounds_height: u16,<text:tab/>// <text:span text:style-name="T47">height of crop bounds</text:span></text:p><text:p text:style-name="Preformatted_20_Text">}</text:p></draw:text-box></draw:frame></text:p>
          <text:p text:style-name="P18">The extended header <text:span text:style-name="T101">MAY be</text:span> followed by image offset information, used for positioning the image. This information only exists if the<text:span text:style-name="T43"> </text:span><text:span text:style-name="T35">header</text:span><text:span text:style-name="T36">_</text:span><text:span text:style-name="T35">length</text:span><text:span text:style-name="T43"> value is </text:span><text:span text:style-name="T44">greater than </text:span>28 <text:span text:style-name="T132">bytes</text:span>. <text:span text:style-name="T108">An example of the offset header is as follows: </text:span><draw:frame draw:style-name="fr2" draw:name="Frame3" text:anchor-type="as-char" svg:width="3.2091in" draw:z-index="3"><draw:text-box fo:min-height="0.6811in"><text:p text:style-name="Preformatted_20_Text"><text:span text:style-name="T55">O</text:span><text:span text:style-name="T48">ffset</text:span><text:span text:style-name="T55">Header</text:span><text:span text:style-name="T11"> {</text:span></text:p><text:p text:style-name="Preformatted_20_Text"><text:tab/>offset_width: u16,</text:p><text:p text:style-name="Preformatted_20_Text"><text:tab/>offset_height: u16,</text:p><text:p text:style-name="Preformatted_20_Text"/><text:p text:style-name="Preformatted_20_Text"><text:tab/>unknown: [u8; 4],</text:p><text:p text:style-name="Preformatted_20_Text">}</text:p></draw:text-box></draw:frame></text:p>
          <text:h text:style-name="Heading_20_2" text:outline-level="2" text:is-list-header="true"><text:span text:style-name="T137">Block 2 </text:span><text:span text:style-name="T139">— Indexed Color </text:span><text:span text:style-name="T133">Information</text:span></text:h>
          <text:p text:style-name="P7"><text:span text:style-name="T102">If the depth of the image is </text:span><text:span text:style-name="T30">8 bits per pixel</text:span><text:span text:style-name="T102">, the header MUST be</text:span><text:span text:style-name="T49"> followed by a palette </text:span><text:span text:style-name="T56">block </text:span><text:span text:style-name="T49">containing the information required to properly decode an image which is encoded in indexed color. </text:span></text:p>
          <text:p text:style-name="Text_20_body">The palette is an ordered list of colors. <text:span text:style-name="T103">T</text:span>he color in the first position <text:span text:style-name="T103">MUST correspond</text:span> to a<text:span text:style-name="T102">n index</text:span> value of 0 in the image, the second corresponding to a value of 1, and so on. These colors are stored in 8 bit RGBA format. </text:p>
          <text:p text:style-name="Text_20_body"><text:span text:style-name="T117">The length of the palette corresponds to the bit</text:span> depth of the image. <text:span text:style-name="T142">Therefore, t</text:span>he color list <text:span text:style-name="T104">MUST be</text:span> 25<text:span text:style-name="T53">6 </text:span>colors long.</text:p>
          <text:p text:style-name="Text_20_body"><draw:frame draw:style-name="fr1" draw:name="Frame4" text:anchor-type="as-char" svg:y="-0.5134in" svg:width="3.2091in" draw:z-index="4"><draw:text-box fo:min-height="0.6811in"><text:p text:style-name="P2"><text:span text:style-name="T55">C</text:span><text:span text:style-name="T49">olor</text:span><text:span text:style-name="T11"> {</text:span></text:p><text:p text:style-name="P2"><text:tab/><text:span text:style-name="T49">red: u8,</text:span></text:p><text:p text:style-name="P5"><text:tab/>green: u8,</text:p><text:p text:style-name="P5"><text:tab/>blue: u8,</text:p><text:p text:style-name="P5"><text:tab/>alpha: u8,</text:p><text:p text:style-name="P3">}</text:p><text:p text:style-name="P3"/><text:p text:style-name="P6"><text:span text:style-name="T55">C</text:span><text:span text:style-name="T54">olor</text:span><text:span text:style-name="T55">P</text:span><text:span text:style-name="T54">alette</text:span><text:span text:style-name="T11"> {</text:span></text:p><text:p text:style-name="P6"><text:tab/><text:span text:style-name="T54">colors: </text:span><text:span text:style-name="T117">[</text:span><text:span text:style-name="T55">C</text:span><text:span text:style-name="T54">olor; </text:span><text:span text:style-name="T117">256]</text:span></text:p><text:p text:style-name="P6">}</text:p></draw:text-box></draw:frame></text:p>
          <text:h text:style-name="Heading_20_2" text:outline-level="2" text:is-list-header="true"><text:bookmark-start text:name="__RefHeading___Toc39380_1540247264"/><text:span text:style-name="T133">Block 3 — </text:span>Compression Info<text:span text:style-name="T110">rmation</text:span><text:bookmark-end text:name="__RefHeading___Toc39380_1540247264"/></text:h>
          <text:p text:style-name="Text_20_body">All CZ# formats <text:span text:style-name="T18">except for CZ0</text:span> <text:span text:style-name="T105">MUST have</text:span> a block immediately following the color information which contains information about the size of chunks in the following compressed image data. <text:span text:style-name="T69">The compression</text:span> block starts <text:span text:style-name="T59">with the number of compressed blocks, </text:span><text:span text:style-name="T60">followed by a list of the </text:span><text:span text:style-name="T61">sizes of the compressed data </text:span><text:span text:style-name="T62">and original data.</text:span></text:p>
          <text:p text:style-name="Text_20_body"><draw:frame draw:style-name="fr1" draw:name="Frame6" text:anchor-type="as-char" svg:y="-0.5134in" svg:width="3.2543in" draw:z-index="1"><draw:text-box fo:min-height="1.0138in"><text:p text:style-name="P4">ChunkInfo {</text:p><text:p text:style-name="P4"><text:tab/>compressed_size: u32, // <text:span text:style-name="T68">c</text:span>ompressed size, bytes</text:p><text:p text:style-name="P4"><text:tab/>original_size: u32,<text:tab/> // <text:span text:style-name="T68">o</text:span>riginal size, bytes</text:p><text:p text:style-name="P4">}</text:p><text:p text:style-name="P2"/><text:p text:style-name="P2"><text:span text:style-name="T66">CompressionInfo</text:span><text:span text:style-name="T11"> {</text:span></text:p><text:p text:style-name="P2"><text:tab/><text:span text:style-name="T66">chunk_number: u32,<text:tab/> // </text:span><text:span text:style-name="T68">t</text:span><text:span text:style-name="T66">he number of chunks</text:span></text:p><text:p text:style-name="P2"><text:tab/><text:span text:style-name="T66">chunks: ChunkInfo,</text:span></text:p><text:p text:style-name="P3">}</text:p></draw:text-box></draw:frame></text:p>
        </text:section>
      </text:section>
      <text:section text:style-name="Sect1" text:name="File Types">
        <text:h text:style-name="P24" text:outline-level="1" text:is-list-header="true"><text:soft-page-break/>CZ File </text:h>
        <text:section text:style-name="Sect2" text:name="File Types Info">
          <text:h text:style-name="Heading_20_2" text:outline-level="2" text:is-list-header="true">CZ0</text:h>
          <text:p text:style-name="P8">CZ0 files are<text:span text:style-name="T70"> </text:span>uncompressed, <text:span text:style-name="T76">storing </text:span><text:span text:style-name="T77">raw </text:span><text:span text:style-name="T80">RGBA </text:span><text:span text:style-name="T77">pixel </text:span><text:span text:style-name="T76">data in a </text:span><text:span text:style-name="T81">linear </text:span><text:span text:style-name="T76">bitmap.</text:span></text:p>
          <text:p text:style-name="P9"><text:span text:style-name="T74">This format</text:span> <text:span text:style-name="T74">is most often </text:span>used to store character sprites, UI elements, and various other game assets. <text:span text:style-name="T75">Use of CZ0 has decreased in more recent LUCA System games.</text:span></text:p>
          <text:p text:style-name="P9">The encoding used in these files <text:span text:style-name="T67">is a simple bitmap of RGBA pixels. </text:span><text:span text:style-name="T71">Decoding </text:span><text:span text:style-name="T73">CZ0 </text:span><text:span text:style-name="T71">is as simple as reading the header to determine the width and height of the image in pixels, and then reading the image data as 4 byte RGBA chunks, which correspond directly to pixels.</text:span></text:p>
          <text:h text:style-name="Heading_20_2" text:outline-level="2">CZ1</text:h>
          <text:p text:style-name="P11">CZ1 files are compressed, <text:span text:style-name="T78">storing raw </text:span><text:span text:style-name="T79">RGBA</text:span><text:span text:style-name="T78"> pixel data</text:span> using<text:span text:style-name="T82"> </text:span>LZW compression<text:span text:style-name="T83">.</text:span></text:p>
          <text:p text:style-name="P12"><text:span text:style-name="T76">This format</text:span> is used to store text bitmaps <text:span text:style-name="T76">in older LUCA System games, along with UI elements and other small image assets in more recent games. It is most often encountered with 8 bit indexed color, but 32 bit RGBA is also relatively common.</text:span></text:p>
          <text:h text:style-name="P26" text:outline-level="2">CZ2</text:h>
          <text:p text:style-name="P10">CZ<text:span text:style-name="T82">2 </text:span>files are compressed, <text:span text:style-name="T78">storing raw </text:span><text:span text:style-name="T79">RGBA</text:span><text:span text:style-name="T78"> pixel data</text:span> using<text:span text:style-name="T82"> </text:span>LZW compression. <text:span text:style-name="T85">This method of compression is different from CZ1.</text:span></text:p>
          <text:p text:style-name="P19"><text:span text:style-name="T146">This format is primarily used for storing text bitmaps in newer LUCA System games. </text:span><text:span text:style-name="T84">Its use outside of text bitmaps is limited.</text:span></text:p>
          <text:h text:style-name="P27" text:outline-level="2" text:is-list-header="true"/>
          <text:h text:style-name="P28" text:outline-level="2">CZ3</text:h>
          <text:p text:style-name="P20">CZ3 files are compressed, <text:span text:style-name="T86">storing </text:span><text:span text:style-name="T87">modified</text:span><text:span text:style-name="T86"> RGBA pixel data using LZW compression. </text:span><text:span text:style-name="T88">This compression scheme is the same as CZ1.</text:span></text:p>
          <text:p text:style-name="P17">This format is primarily used for storing backgrounds, but is also used for sprites, character graphics, and general files. It appears to be the most general form of more highly compressed CZ# files. <text:span text:style-name="T90">The compression ratios achieved by CZ3 are similar </text:span><text:span text:style-name="T113">to</text:span><text:span text:style-name="T90"> or slightly worse than </text:span><text:span text:style-name="T114">a </text:span><text:span text:style-name="T90">PNG file with a compression level of </text:span><text:span text:style-name="T91">5</text:span><text:span text:style-name="T90">.</text:span></text:p>
          <text:h text:style-name="Heading_20_2" text:outline-level="2">CZ4</text:h>
          <text:p text:style-name="P13">CZ4 files are compressed, storing modified RGBA pixel data using LZW compression. This compression scheme is the same as CZ1.</text:p>
          <text:p text:style-name="P14">This format only appears in newer LUCA System games, and is primarily used for storing sprites, character graphics, and backgrounds. It seems to have replaced the use of CZ3 files <text:span text:style-name="T89">and CZ0 files</text:span> in many places in the engine, but not entirely. <text:span text:style-name="T90">The compression ratios achieved by CZ4 are similar </text:span><text:span text:style-name="T112">to</text:span><text:span text:style-name="T90"> or </text:span><text:span text:style-name="T111">slightly </text:span><text:span text:style-name="T90">better than </text:span><text:span text:style-name="T115">a</text:span><text:span text:style-name="T90"> PNG file with a compression level of 9.</text:span></text:p>
          <text:h text:style-name="P26" text:outline-level="2" text:is-list-header="true">CZ5</text:h>
          <text:p text:style-name="P16"><text:span text:style-name="T72">Little</text:span> is known about the CZ5 format, as it has not been encountered in any released games so far. <text:span text:style-name="T72">The only information about it has come from decompiling </text:span><text:span text:style-name="T73">recent games which use the LUCA System engine, </text:span><text:span text:style-name="T92">where it is referenced as part of </text:span><text:span text:style-name="T93">the</text:span><text:span text:style-name="T92"> decoder for CZ# files.</text:span></text:p>
        </text:section>
      </text:section>
      <text:section text:style-name="Sect1" text:name="Compression Types">
        <text:p text:style-name="Horizontal_20_Line"/>
        <text:h text:style-name="P25" text:outline-level="1">Compression Methods</text:h>
        <text:p text:style-name="Text_20_body">The two types of compression used in CZ# files are <text:a xlink:type="simple" xlink:href="#2.1.Type 1 (CZ1-style)|outline" text:style-name="Internet_20_link" text:visited-style-name="Visited_20_Internet_20_Link"><text:span text:style-name="T3">Type 1</text:span></text:a><text:span text:style-name="T1"> </text:span>(used in CZ1, CZ3, and CZ4 files) and <text:a xlink:type="simple" xlink:href="#2.2.Type 2 (CZ2-style)|outline" text:style-name="Internet_20_link" text:visited-style-name="Visited_20_Internet_20_Link"><text:span text:style-name="T4">Type 2</text:span></text:a><text:span text:style-name="T1"> </text:span><text:span text:style-name="T143">(</text:span>used in CZ2 files<text:span text:style-name="T143">)</text:span>. On top of these two types, CZ3 and CZ4 have extra modifications to the image data to make it possible to compress them further. Both of these methods are dictionary based compression algorithms.</text:p>
        <text:h text:style-name="P29" text:outline-level="2"><text:bookmark-start text:name="__RefHeading___Toc1339_3835013521"/>Type 1 (CZ1-style)<text:bookmark-end text:name="__RefHeading___Toc1339_3835013521"/></text:h>
        <text:p text:style-name="P22"><text:span text:style-name="T1">Type 1</text:span> compression is a dictionary based compression algorithm that has a <text:span text:style-name="T147">fixed</text:span>-length block size. <text:span text:style-name="T148">T</text:span><text:span text:style-name="T118">he data </text:span><text:span text:style-name="T150">MUST</text:span><text:span text:style-name="T118"> be read </text:span><text:span text:style-name="T149">and written </text:span><text:span text:style-name="T118">in blocks which </text:span><text:span text:style-name="T151">are</text:span><text:span text:style-name="T119"> sized according</text:span><text:span text:style-name="T118"> </text:span><text:span text:style-name="T121">to the </text:span><text:span text:style-name="T39">compressed_size</text:span><text:span text:style-name="T122"> value i</text:span><text:span text:style-name="T118">n the </text:span><text:a xlink:type="simple" xlink:href="#1.1.Block 3 — Compression Information|outline" text:style-name="Internet_20_link" text:visited-style-name="Visited_20_Internet_20_Link"><text:span text:style-name="T144">compression information</text:span></text:a><text:span text:style-name="T118"> section of the header. </text:span><text:span text:style-name="T124">When </text:span><text:span text:style-name="T152">creating compressed data</text:span><text:span text:style-name="T124">, the</text:span><text:span text:style-name="T120"> block size</text:span><text:span text:style-name="T123"> </text:span><text:span text:style-name="T124">(</text:span><text:span text:style-name="T128">which determines </text:span><text:span text:style-name="T124">the</text:span><text:span text:style-name="T126"> </text:span><text:span text:style-name="T39">compressed_size</text:span><text:span text:style-name="T127"> </text:span><text:span text:style-name="T125">value) </text:span><text:span text:style-name="T124">SHOULD be set to </text:span><text:span text:style-name="T40">0xFEFD</text:span><text:span text:style-name="T124">, </text:span><text:span text:style-name="T129">however, it </text:span><text:span text:style-name="T130">MAY</text:span><text:span text:style-name="T129"> be set to a </text:span><text:span text:style-name="T135">smaller</text:span><text:span text:style-name="T129"> value, and MUST NOT be set to a </text:span><text:span text:style-name="T134">larger</text:span><text:span text:style-name="T129"> value, </text:span><text:span text:style-name="T153">as this </text:span><text:span text:style-name="T154">will</text:span><text:span text:style-name="T153"> break compatibility with existing decoders</text:span><text:span text:style-name="T129">.</text:span></text:p>
        <text:p text:style-name="P23">To decode Type 1 compression, </text:p>
        <text:h text:style-name="P30" text:outline-level="2"><text:soft-page-break/>Type 2 (CZ2-style)</text:h>
        <text:p text:style-name="P21"><text:span text:style-name="T1">Type 2</text:span> compression <text:span text:style-name="T156">is a dictionary based compression algorithm that has a variable-length block size. </text:span><text:span text:style-name="T157">The data MUST be read in blocks which are sized according to the</text:span><text:span text:style-name="T121"> </text:span><text:span text:style-name="T39">compressed_size</text:span><text:span text:style-name="T122"> value </text:span><text:span text:style-name="T157">in the </text:span><text:a xlink:type="simple" xlink:href="#1.1.Block 3 — Compression Information|outline" text:style-name="Internet_20_link" text:visited-style-name="Visited_20_Internet_20_Link"><text:span text:style-name="T144">compression information</text:span></text:a><text:span text:style-name="T118"> </text:span><text:span text:style-name="T158">section of the header. When creating compressed data, the block size </text:span><text:span text:style-name="T159">is dynamic based on the number of entries that can fit in the 18-bit dictionary.</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ack Nerd Font Mono" svg:font-family="'Hack Nerd Font Mono'"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Roboto Slab" svg:font-family="'Roboto Slab'" style:font-adornments="Bold" style:font-pitch="variable"/>
    <style:font-face style:name="RobotoMedium" svg:font-family="RobotoMedium" style:font-adornments="Regular" style:font-pitch="variable"/>
    <style:font-face style:name="RobotoRegular" svg:font-family="Roboto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Regular" fo:font-family="RobotoRegular" style:font-pitch="variable" fo:font-size="9pt" fo:font-weight="normal" officeooo:rsid="0040f67e" style:font-size-asian="9pt" style:font-weight-asian="normal" style:font-size-complex="9pt"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font-size="9pt" officeooo:rsid="01272bd6"/>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RobotoMedium" fo:font-family="RobotoMedium" style:font-style-name="Regular" style:font-pitch="variable" fo:font-size="14pt" fo:font-weight="normal" officeooo:rsid="0012a63f" style:font-size-asian="14pt" style:font-weight-asian="bold" style:font-size-complex="14pt" style:font-weight-complex="bold"/>
    </style:style>
    <style:style style:name="Title" style:family="paragraph" style:parent-style-name="Heading" style:next-style-name="Text_20_body" style:class="chapter">
      <style:paragraph-properties fo:text-align="start" style:justify-single-word="false"/>
      <style:text-properties style:font-name="Roboto Slab" fo:font-family="'Roboto Slab'" style:font-style-name="Bold" style:font-pitch="variable" fo:font-size="22pt" fo:font-style="normal" fo:font-weight="bold" officeooo:rsid="0012a63f" style:font-size-asian="22pt" style:font-style-asian="normal" style:font-weight-asian="bold" style:font-size-complex="22pt" style:font-style-complex="normal" style:font-weight-complex="bold"/>
    </style:style>
    <style:style style:name="Subtitle" style:family="paragraph" style:parent-style-name="Heading" style:next-style-name="Text_20_body" style:class="chapter">
      <style:paragraph-properties fo:margin-top="0.0417in" fo:margin-bottom="0.0835in" style:contextual-spacing="false" fo:text-align="start" style:justify-single-word="false"/>
      <style:text-properties style:font-name="RobotoRegular" fo:font-family="RobotoRegular" style:font-pitch="variable" fo:font-size="10pt" fo:font-weight="normal" officeooo:rsid="0012a63f" style:font-size-asian="8.75pt" style:font-weight-asian="normal" style:font-size-complex="10pt" style:font-weight-complex="normal"/>
    </style:style>
    <style:style style:name="Preformatted_20_Text" style:display-name="Preformatted Text" style:family="paragraph" style:parent-style-name="Standard" style:class="html">
      <style:paragraph-properties fo:margin-top="0in" fo:margin-bottom="0in" style:contextual-spacing="false">
        <style:tab-stops>
          <style:tab-stop style:position="0.25in"/>
          <style:tab-stop style:position="0.5in"/>
          <style:tab-stop style:position="0.75in"/>
          <style:tab-stop style:position="1in"/>
          <style:tab-stop style:position="1.25in"/>
          <style:tab-stop style:position="1.5in"/>
          <style:tab-stop style:position="1.7535in"/>
          <style:tab-stop style:position="2in"/>
        </style:tab-stops>
      </style:paragraph-properties>
      <style:text-properties style:font-name="Hack Nerd Font Mono" fo:font-family="'Hack Nerd Font Mono'" style:font-pitch="fixed" fo:font-size="7pt" fo:font-weight="normal" officeooo:rsid="00136c52" style:font-name-asian="Noto Sans Mono CJK SC" style:font-family-asian="'Noto Sans Mono CJK SC'" style:font-family-generic-asian="modern" style:font-pitch-asian="fixed" style:font-size-asian="6.09999990463257pt" style:font-weight-asian="normal" style:font-name-complex="Liberation Mono" style:font-family-complex="'Liberation Mono'" style:font-family-generic-complex="modern" style:font-pitch-complex="fixed" style:font-size-complex="7pt" style:font-weight-complex="normal"/>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1701in" fo:margin-bottom="0in" style:contextual-spacing="false" fo:text-align="start" style:justify-single-word="false"/>
      <style:text-properties style:font-name="Roboto Slab" fo:font-family="'Roboto Slab'" style:font-style-name="Bold" style:font-pitch="variable" fo:font-size="18pt" fo:font-weight="bold" officeooo:rsid="01492325"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6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1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5T05:02:16.447820842</meta:creation-date>
    <dc:date>2024-08-18T18:13:31.342541906</dc:date>
    <meta:editing-duration>P2DT38M32S</meta:editing-duration>
    <meta:editing-cycles>373</meta:editing-cycles>
    <meta:generator>LibreOffice/24.2.5.2$Linux_X86_64 LibreOffice_project/420$Build-2</meta:generator>
    <meta:print-date>2024-07-15T19:12:28.527051931</meta:print-date>
    <meta:printed-by>PDF files</meta:printed-by>
    <meta:keyword>Specification</meta:keyword>
    <dc:contributor>G2</dc:contributor>
    <dc:subject>Specification Version 0.3</dc:subject>
    <dc:title>The CZ# Image Formats</dc:title>
    <meta:document-statistic meta:table-count="0" meta:image-count="0" meta:object-count="0" meta:page-count="3" meta:paragraph-count="83" meta:word-count="1153" meta:character-count="6728" meta:non-whitespace-character-count="5609"/>
  </office:meta>
</office:document-meta>
</file>